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_20_1">
      <style:text-properties officeooo:rsid="00154dbe" officeooo:paragraph-rsid="00154dbe"/>
    </style:style>
    <style:style style:name="P3" style:family="paragraph" style:parent-style-name="Heading_20_1">
      <style:text-properties officeooo:rsid="0017b393" officeooo:paragraph-rsid="0017b393"/>
    </style:style>
    <style:style style:name="P4" style:family="paragraph" style:parent-style-name="Heading_20_2">
      <style:text-properties officeooo:rsid="00145309" officeooo:paragraph-rsid="00154dbe"/>
    </style:style>
    <style:style style:name="P5" style:family="paragraph" style:parent-style-name="Heading_20_2">
      <style:text-properties officeooo:rsid="00154dbe" officeooo:paragraph-rsid="00154dbe"/>
    </style:style>
    <style:style style:name="P6" style:family="paragraph" style:parent-style-name="Heading_20_2">
      <style:text-properties officeooo:rsid="00257142" officeooo:paragraph-rsid="00154dbe"/>
    </style:style>
    <style:style style:name="P7" style:family="paragraph" style:parent-style-name="Heading_20_3">
      <style:text-properties officeooo:rsid="0012c308" officeooo:paragraph-rsid="0012c308"/>
    </style:style>
    <style:style style:name="P8" style:family="paragraph" style:parent-style-name="Preformatted_20_Text">
      <style:text-properties officeooo:rsid="001eec9b" officeooo:paragraph-rsid="0012c308"/>
    </style:style>
    <style:style style:name="P9" style:family="paragraph" style:parent-style-name="Preformatted_20_Text">
      <style:text-properties officeooo:paragraph-rsid="0012c308"/>
    </style:style>
    <style:style style:name="P10" style:family="paragraph" style:parent-style-name="Preformatted_20_Text">
      <style:text-properties officeooo:paragraph-rsid="0017b393"/>
    </style:style>
    <style:style style:name="P11" style:family="paragraph" style:parent-style-name="Preformatted_20_Text">
      <style:text-properties officeooo:paragraph-rsid="0018eff4"/>
    </style:style>
    <style:style style:name="P12" style:family="paragraph" style:parent-style-name="Preformatted_20_Text">
      <style:text-properties officeooo:rsid="0017b393" officeooo:paragraph-rsid="0018eff4"/>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text-properties fo:font-size="9pt" officeooo:paragraph-rsid="0017b393" style:font-size-asian="9pt" style:font-size-complex="9pt"/>
    </style:style>
    <style:style style:name="P15" style:family="paragraph" style:parent-style-name="Preformatted_20_Text">
      <style:text-properties officeooo:paragraph-rsid="00192768"/>
    </style:style>
    <style:style style:name="P16" style:family="paragraph" style:parent-style-name="Standard">
      <style:text-properties officeooo:paragraph-rsid="00154dbe"/>
    </style:style>
    <style:style style:name="P17" style:family="paragraph" style:parent-style-name="Standard">
      <style:text-properties officeooo:rsid="001eaaf4" officeooo:paragraph-rsid="00154dbe"/>
    </style:style>
    <style:style style:name="P18" style:family="paragraph" style:parent-style-name="Standard">
      <style:text-properties officeooo:rsid="0018eff4" officeooo:paragraph-rsid="0018eff4"/>
    </style:style>
    <style:style style:name="P19" style:family="paragraph" style:parent-style-name="Standard">
      <loext:graphic-properties draw:fill="solid" draw:fill-color="#ffffff"/>
      <style:paragraph-properties fo:background-color="#ffffff" fo:padding="0in" fo:border="none"/>
    </style:style>
    <style:style style:name="P20" style:family="paragraph" style:parent-style-name="Table_20_Contents">
      <style:paragraph-properties fo:text-align="center" style:justify-single-word="false"/>
      <style:text-properties officeooo:rsid="001eec9b" officeooo:paragraph-rsid="0012c308"/>
    </style:style>
    <style:style style:name="P21" style:family="paragraph" style:parent-style-name="Table_20_Contents">
      <style:paragraph-properties fo:text-align="center" style:justify-single-word="false"/>
      <style:text-properties officeooo:rsid="001eec9b" officeooo:paragraph-rsid="00154dbe"/>
    </style:style>
    <style:style style:name="P22" style:family="paragraph" style:parent-style-name="Table_20_Contents">
      <style:text-properties officeooo:rsid="001eec9b" officeooo:paragraph-rsid="0012c308"/>
    </style:style>
    <style:style style:name="P23" style:family="paragraph" style:parent-style-name="Table_20_Contents">
      <style:paragraph-properties fo:text-align="center" style:justify-single-word="false"/>
      <style:text-properties officeooo:paragraph-rsid="0012c308"/>
    </style:style>
    <style:style style:name="P24" style:family="paragraph" style:parent-style-name="Table_20_Contents">
      <style:paragraph-properties fo:text-align="center" style:justify-single-word="false"/>
      <style:text-properties officeooo:paragraph-rsid="00145309"/>
    </style:style>
    <style:style style:name="P25" style:family="paragraph" style:parent-style-name="Table_20_Contents">
      <style:paragraph-properties fo:text-align="center" style:justify-single-word="false"/>
      <style:text-properties officeooo:rsid="00269cd1" officeooo:paragraph-rsid="0012c308"/>
    </style:style>
    <style:style style:name="P26" style:family="paragraph" style:parent-style-name="Table_20_Contents">
      <style:text-properties officeooo:rsid="00269cd1" officeooo:paragraph-rsid="0012c308"/>
    </style:style>
    <style:style style:name="P27" style:family="paragraph" style:parent-style-name="Table_20_Contents">
      <style:paragraph-properties fo:text-align="center" style:justify-single-word="false"/>
      <style:text-properties officeooo:rsid="003e567e" officeooo:paragraph-rsid="0012c308"/>
    </style:style>
    <style:style style:name="P28" style:family="paragraph" style:parent-style-name="Table_20_Contents">
      <style:text-properties officeooo:rsid="003e567e" officeooo:paragraph-rsid="0012c308"/>
    </style:style>
    <style:style style:name="P29"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0" style:family="paragraph" style:parent-style-name="Table_20_Contents">
      <style:paragraph-properties fo:text-align="center" style:justify-single-word="false"/>
      <style:text-properties officeooo:rsid="002a4b95" officeooo:paragraph-rsid="0013a405"/>
    </style:style>
    <style:style style:name="P31" style:family="paragraph" style:parent-style-name="Table_20_Contents">
      <style:text-properties officeooo:rsid="002a4b95" officeooo:paragraph-rsid="0013a405"/>
    </style:style>
    <style:style style:name="P32" style:family="paragraph" style:parent-style-name="Table_20_Contents">
      <style:paragraph-properties fo:text-align="center" style:justify-single-word="false"/>
      <style:text-properties officeooo:rsid="002cb670" officeooo:paragraph-rsid="0013a405"/>
    </style:style>
    <style:style style:name="P33" style:family="paragraph" style:parent-style-name="Table_20_Contents">
      <style:text-properties officeooo:rsid="002cb670" officeooo:paragraph-rsid="0013a405"/>
    </style:style>
    <style:style style:name="P34" style:family="paragraph" style:parent-style-name="Table_20_Contents">
      <style:paragraph-properties fo:text-align="center" style:justify-single-word="false"/>
      <style:text-properties officeooo:rsid="002d6b59" officeooo:paragraph-rsid="0013a405"/>
    </style:style>
    <style:style style:name="P35" style:family="paragraph" style:parent-style-name="Table_20_Contents">
      <style:text-properties officeooo:rsid="002d6b59" officeooo:paragraph-rsid="0013a405"/>
    </style:style>
    <style:style style:name="P36" style:family="paragraph" style:parent-style-name="Table_20_Contents">
      <style:paragraph-properties fo:text-align="center" style:justify-single-word="false"/>
      <style:text-properties officeooo:rsid="002eb889" officeooo:paragraph-rsid="0013a405"/>
    </style:style>
    <style:style style:name="P37" style:family="paragraph" style:parent-style-name="Table_20_Contents">
      <style:text-properties officeooo:rsid="002e1234" officeooo:paragraph-rsid="0013a405"/>
    </style:style>
    <style:style style:name="P38" style:family="paragraph" style:parent-style-name="Table_20_Contents">
      <style:text-properties officeooo:paragraph-rsid="0013a405"/>
    </style:style>
    <style:style style:name="P39" style:family="paragraph" style:parent-style-name="Table_20_Contents">
      <style:paragraph-properties fo:text-align="center" style:justify-single-word="false"/>
      <style:text-properties officeooo:rsid="015136fd" officeooo:paragraph-rsid="00145309"/>
    </style:style>
    <style:style style:name="P40" style:family="paragraph" style:parent-style-name="Table_20_Contents">
      <style:text-properties officeooo:rsid="015136fd" officeooo:paragraph-rsid="00145309"/>
    </style:style>
    <style:style style:name="P41" style:family="paragraph" style:parent-style-name="Table_20_Contents">
      <style:paragraph-properties fo:text-align="center" style:justify-single-word="false"/>
      <style:text-properties officeooo:rsid="00154dbe" officeooo:paragraph-rsid="00154dbe"/>
    </style:style>
    <style:style style:name="P42" style:family="paragraph" style:parent-style-name="Table_20_Contents">
      <style:text-properties officeooo:rsid="00154dbe" officeooo:paragraph-rsid="00154dbe"/>
    </style:style>
    <style:style style:name="P43" style:family="paragraph" style:parent-style-name="Table_20_Contents">
      <style:text-properties officeooo:rsid="001cebc5" officeooo:paragraph-rsid="00154dbe"/>
    </style:style>
    <style:style style:name="P44" style:family="paragraph" style:parent-style-name="Table_20_Contents">
      <style:text-properties officeooo:paragraph-rsid="00154dbe"/>
    </style:style>
    <style:style style:name="P45" style:family="paragraph" style:parent-style-name="Table_20_Heading">
      <style:text-properties fo:font-weight="bold" officeooo:rsid="001eec9b" officeooo:paragraph-rsid="0012c308" style:font-weight-asian="bold" style:font-weight-complex="bold"/>
    </style:style>
    <style:style style:name="P46" style:family="paragraph" style:parent-style-name="Table_20_Heading">
      <style:text-properties fo:font-weight="bold" officeooo:rsid="001eec9b" officeooo:paragraph-rsid="00154dbe" style:font-weight-asian="bold" style:font-weight-complex="bold"/>
    </style:style>
    <style:style style:name="P47" style:family="paragraph" style:parent-style-name="Table_20_Heading">
      <style:text-properties fo:font-weight="bold" officeooo:rsid="001cebc5" officeooo:paragraph-rsid="00154dbe" style:font-weight-asian="bold" style:font-weight-complex="bold"/>
    </style:style>
    <style:style style:name="P48" style:family="paragraph" style:parent-style-name="Table_20_Heading">
      <style:text-properties officeooo:rsid="001eec9b" officeooo:paragraph-rsid="0012c308"/>
    </style:style>
    <style:style style:name="P49" style:family="paragraph" style:parent-style-name="Table_20_Heading">
      <style:text-properties officeooo:rsid="001eec9b" officeooo:paragraph-rsid="00154dbe"/>
    </style:style>
    <style:style style:name="P50" style:family="paragraph" style:parent-style-name="Table_20_Heading">
      <style:text-properties officeooo:rsid="015136fd" officeooo:paragraph-rsid="00145309"/>
    </style:style>
    <style:style style:name="P51" style:family="paragraph" style:parent-style-name="Table_20_Heading">
      <style:text-properties officeooo:rsid="001cebc5" officeooo:paragraph-rsid="00154dbe"/>
    </style:style>
    <style:style style:name="P52" style:family="paragraph" style:parent-style-name="Text_20_body">
      <style:text-properties officeooo:rsid="001eec9b" officeooo:paragraph-rsid="0012c308"/>
    </style:style>
    <style:style style:name="P53" style:family="paragraph" style:parent-style-name="Text_20_body">
      <style:text-properties officeooo:rsid="0017de21" officeooo:paragraph-rsid="0012c308"/>
    </style:style>
    <style:style style:name="P54" style:family="paragraph" style:parent-style-name="Text_20_body">
      <style:text-properties officeooo:rsid="0055a16d" officeooo:paragraph-rsid="0013a405"/>
    </style:style>
    <style:style style:name="P55" style:family="paragraph" style:parent-style-name="Text_20_body">
      <style:text-properties officeooo:paragraph-rsid="0013a405"/>
    </style:style>
    <style:style style:name="P56" style:family="paragraph" style:parent-style-name="Text_20_body">
      <style:paragraph-properties fo:text-align="center" style:justify-single-word="false"/>
      <style:text-properties officeooo:rsid="001baefe" officeooo:paragraph-rsid="0013a405"/>
    </style:style>
    <style:style style:name="P57" style:family="paragraph" style:parent-style-name="Text_20_body">
      <style:text-properties officeooo:rsid="001baefe" officeooo:paragraph-rsid="0013a405"/>
    </style:style>
    <style:style style:name="P58" style:family="paragraph" style:parent-style-name="Text_20_body">
      <style:text-properties fo:color="#808080" fo:font-style="italic" officeooo:rsid="0021d51a" officeooo:paragraph-rsid="0013a405"/>
    </style:style>
    <style:style style:name="P59" style:family="paragraph" style:parent-style-name="Text_20_body">
      <style:text-properties officeooo:rsid="0013a405" officeooo:paragraph-rsid="0013a405"/>
    </style:style>
    <style:style style:name="P60" style:family="paragraph" style:parent-style-name="Text_20_body">
      <style:text-properties officeooo:rsid="00145309" officeooo:paragraph-rsid="00145309"/>
    </style:style>
    <style:style style:name="P61" style:family="paragraph" style:parent-style-name="Text_20_body">
      <style:text-properties officeooo:rsid="015136fd" officeooo:paragraph-rsid="00145309"/>
    </style:style>
    <style:style style:name="P62" style:family="paragraph" style:parent-style-name="Text_20_body">
      <style:text-properties officeooo:rsid="00154dbe" officeooo:paragraph-rsid="00154dbe"/>
    </style:style>
    <style:style style:name="P63" style:family="paragraph" style:parent-style-name="Text_20_body">
      <style:text-properties officeooo:paragraph-rsid="00154dbe"/>
    </style:style>
    <style:style style:name="P64" style:family="paragraph" style:parent-style-name="Text_20_body">
      <style:text-properties officeooo:rsid="001992fa" officeooo:paragraph-rsid="00154dbe"/>
    </style:style>
    <style:style style:name="P65" style:family="paragraph" style:parent-style-name="Text_20_body">
      <style:text-properties fo:font-weight="normal" officeooo:rsid="001992fa" officeooo:paragraph-rsid="00154dbe" style:font-weight-asian="normal" style:font-weight-complex="normal"/>
    </style:style>
    <style:style style:name="P66" style:family="paragraph" style:parent-style-name="Text_20_body">
      <style:text-properties officeooo:rsid="0019fbcd" officeooo:paragraph-rsid="00154dbe"/>
    </style:style>
    <style:style style:name="P67" style:family="paragraph" style:parent-style-name="Text_20_body" style:list-style-name="L1">
      <style:text-properties officeooo:paragraph-rsid="00154dbe"/>
    </style:style>
    <style:style style:name="P68" style:family="paragraph" style:parent-style-name="Text_20_body" style:list-style-name="L1">
      <style:text-properties officeooo:rsid="00257142" officeooo:paragraph-rsid="00154dbe"/>
    </style:style>
    <style:style style:name="P69" style:family="paragraph" style:parent-style-name="Text_20_body">
      <style:text-properties officeooo:rsid="00257142" officeooo:paragraph-rsid="00154dbe"/>
    </style:style>
    <style:style style:name="P70" style:family="paragraph" style:parent-style-name="Text_20_body" style:list-style-name="L2">
      <style:text-properties officeooo:rsid="0015f3aa" officeooo:paragraph-rsid="0015f3aa"/>
    </style:style>
    <style:style style:name="P71" style:family="paragraph" style:parent-style-name="Text_20_body">
      <style:text-properties officeooo:paragraph-rsid="0015f3aa"/>
    </style:style>
    <style:style style:name="P72" style:family="paragraph" style:parent-style-name="Text_20_body" style:list-style-name="L2">
      <style:text-properties officeooo:paragraph-rsid="0015f3aa"/>
    </style:style>
    <style:style style:name="P73" style:family="paragraph" style:parent-style-name="Text_20_body" style:list-style-name="L2">
      <style:text-properties officeooo:rsid="0017b393" officeooo:paragraph-rsid="0015f3aa"/>
    </style:style>
    <style:style style:name="P74" style:family="paragraph" style:parent-style-name="Text_20_body">
      <style:text-properties officeooo:rsid="0017b393" officeooo:paragraph-rsid="0017b393"/>
    </style:style>
    <style:style style:name="P75" style:family="paragraph" style:parent-style-name="Text_20_body">
      <style:text-properties officeooo:rsid="0017b393" officeooo:paragraph-rsid="0018eff4"/>
    </style:style>
    <style:style style:name="P76" style:family="paragraph" style:parent-style-name="Text_20_body">
      <style:text-properties officeooo:rsid="0018eff4" officeooo:paragraph-rsid="0018eff4"/>
    </style:style>
    <style:style style:name="P77" style:family="paragraph" style:parent-style-name="Text_20_body">
      <style:text-properties officeooo:paragraph-rsid="0018eff4"/>
    </style:style>
    <style:style style:name="P78" style:family="paragraph" style:parent-style-name="Text_20_body">
      <style:text-properties officeooo:rsid="00192768" officeooo:paragraph-rsid="00192768"/>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9fbcd"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officeooo:rsid="002e1234" style:font-style-asian="italic" style:font-style-complex="italic"/>
    </style:style>
    <style:style style:name="T15" style:family="text">
      <style:text-properties fo:font-style="italic" officeooo:rsid="002eb889" style:font-style-asian="italic" style:font-style-complex="italic"/>
    </style:style>
    <style:style style:name="T16" style:family="text">
      <style:text-properties fo:font-style="italic" officeooo:rsid="002cb670" style:font-style-asian="italic" style:font-style-complex="italic"/>
    </style:style>
    <style:style style:name="T17" style:family="text">
      <style:text-properties fo:font-style="italic" officeooo:rsid="0167af92" style:font-style-asian="italic" style:font-style-complex="italic"/>
    </style:style>
    <style:style style:name="T18" style:family="text">
      <style:text-properties fo:font-style="normal" fo:font-weight="normal" officeooo:rsid="002b52d3" style:font-style-asian="normal" style:font-weight-asian="normal" style:font-style-complex="normal" style:font-weight-complex="normal"/>
    </style:style>
    <style:style style:name="T19" style:family="text">
      <style:text-properties fo:font-style="normal" fo:font-weight="bold" officeooo:rsid="002b52d3"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officeooo:rsid="002eb889" style:font-style-asian="normal" style:font-style-complex="normal"/>
    </style:style>
    <style:style style:name="T22" style:family="text">
      <style:text-properties fo:font-style="normal" officeooo:rsid="002cb670" style:font-style-asian="normal" style:font-style-complex="normal"/>
    </style:style>
    <style:style style:name="T23" style:family="text">
      <style:text-properties fo:font-style="normal" officeooo:rsid="0167af92" style:font-style-asian="normal" style:font-style-complex="normal"/>
    </style:style>
    <style:style style:name="T24" style:family="text">
      <style:text-properties fo:font-style="normal" officeooo:rsid="00154dbe" style:font-style-asian="normal" style:font-style-complex="normal"/>
    </style:style>
    <style:style style:name="T25" style:family="text">
      <style:text-properties officeooo:rsid="002e1234"/>
    </style:style>
    <style:style style:name="T26" style:family="text">
      <style:text-properties officeooo:rsid="002eb889"/>
    </style:style>
    <style:style style:name="T27" style:family="text">
      <style:text-properties officeooo:rsid="002f5b48"/>
    </style:style>
    <style:style style:name="T28" style:family="text">
      <style:text-properties style:font-name="Liberation Mono"/>
    </style:style>
    <style:style style:name="T29" style:family="text">
      <style:text-properties style:font-name="Liberation Mono" fo:font-size="10pt" style:font-size-asian="10pt" style:font-size-complex="10pt"/>
    </style:style>
    <style:style style:name="T30" style:family="text">
      <style:text-properties style:font-name="Liberation Mono" fo:font-size="10pt" fo:font-weight="bold" style:font-size-asian="10pt" style:font-weight-asian="bold" style:font-size-complex="10pt" style:font-weight-complex="bold"/>
    </style:style>
    <style:style style:name="T31" style:family="text">
      <style:text-properties style:font-name="Liberation Mono" fo:font-size="10pt" fo:font-weight="bold" officeooo:rsid="00154dbe" style:font-size-asian="10pt" style:font-weight-asian="bold" style:font-size-complex="10pt" style:font-weight-complex="bold"/>
    </style:style>
    <style:style style:name="T32" style:family="text">
      <style:text-properties style:font-name="Liberation Mono" fo:font-size="10pt" fo:font-weight="bold" officeooo:rsid="0015f3aa" style:font-size-asian="10pt" style:font-weight-asian="bold" style:font-size-complex="10pt" style:font-weight-complex="bold"/>
    </style:style>
    <style:style style:name="T33" style:family="text">
      <style:text-properties officeooo:rsid="0021d51a"/>
    </style:style>
    <style:style style:name="T34" style:family="text">
      <style:text-properties officeooo:rsid="00145309"/>
    </style:style>
    <style:style style:name="T35" style:family="text">
      <style:text-properties officeooo:rsid="00154dbe"/>
    </style:style>
    <style:style style:name="T36" style:family="text">
      <style:text-properties fo:color="#008000" style:font-name="Ubuntu Mono" fo:font-size="10.5pt" fo:font-style="normal" fo:font-weight="bold" style:font-size-asian="10.5pt" style:font-style-asian="normal" style:font-weight-asian="bold"/>
    </style:style>
    <style:style style:name="T37" style:family="text">
      <style:text-properties officeooo:rsid="001cebc5"/>
    </style:style>
    <style:style style:name="T38" style:family="text">
      <style:text-properties officeooo:rsid="0167af92"/>
    </style:style>
    <style:style style:name="T39" style:family="text">
      <style:text-properties officeooo:rsid="0015f3aa"/>
    </style:style>
    <style:style style:name="T40" style:family="text">
      <style:text-properties officeooo:rsid="0017b393"/>
    </style:style>
    <style:style style:name="T41" style:family="text">
      <style:text-properties officeooo:rsid="0018eff4"/>
    </style:style>
    <style:style style:name="T42" style:family="text">
      <style:text-properties fo:font-size="9pt" style:font-size-asian="9pt" style:font-size-complex="9pt"/>
    </style:style>
    <style:style style:name="T43" style:family="text">
      <style:text-properties officeooo:rsid="00192768"/>
    </style:style>
    <style:style style:name="T44" style:family="text">
      <style:text-properties fo:color="#ffff00" style:font-name="Liberation Mono" fo:font-size="10pt" fo:font-weight="bold" officeooo:rsid="00192768" style:font-name-asian="DejaVu Sans Mono" style:font-size-asian="10pt" style:font-name-complex="Liberation Mono"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2" text:outline-level="1"><text:bookmark-start text:name="__RefHeading___Toc350652_127364881"/>What is a claim source?<text:bookmark-end text:name="__RefHeading___Toc350652_127364881"/></text:h>
      <text:p text:style-name="P62">A <text:span text:style-name="T13">claim source </text:span><text:span text:style-name="T20">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2">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2">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6" text:outline-level="2"><text:bookmark-start text:name="__RefHeading___Toc350658_127364881"/>Types<text:bookmark-end text:name="__RefHeading___Toc350658_127364881"/></text:h>
      <text:p text:style-name="P69">There are <text:span text:style-name="T38">5</text:span> general types of claim sources allowed.</text:p>
      <text:list xml:id="list3052799226" text:style-name="L1">
        <text:list-item>
          <text:p text:style-name="P68">LDAP. You may specify any LDAP server and supply credentials for it. </text:p>
        </text:list-item>
        <text:list-item>
          <text:p text:style-name="P68">HTTP headers. If your server passes claims in the headers of the intial request, you may harvest them.</text:p>
        </text:list-item>
        <text:list-item>
          <text:p text:style-name="P68">File. If your server stores information about, say, users in a file system</text:p>
        </text:list-item>
        <text:list-item>
          <text:p text:style-name="P68">NCSA default. Since this was created at the <text:span text:style-name="T13">National Center for Supercomputing Applications</text:span><text:span text:style-name="T20"> there is a specific source for that. Since you must be in the NCSA's VPN to access it, this is of limited utility outside of the organization.</text:span></text:p>
        </text:list-item>
        <text:list-item>
          <text:p text:style-name="P67"><text:span text:style-name="T23">C</text:span><text:span text:style-name="T24">ode</text:span><text:span text:style-name="T23">. You </text:span><text:span text:style-name="T17">may</text:span><text:span text:style-name="T23"> write any Java class that extends </text:span><text:a xlink:type="simple" xlink:href="https://cilogon.github.io/oa4mp/apidocs/edu/uiuc/ncsa/myproxy/oa4mp/oauth2/claims/BasicClaimsSourceImpl.html" text:style-name="Internet_20_link" text:visited-style-name="Visited_20_Internet_20_Link"><text:span text:style-name="T23">basic claim source</text:span></text:a><text:span text:style-name="T23"> and reference that. Generally you do not need to do this except in very, very specific cases <text:s/>and should use any built-in claim sources if at all possible.</text:span></text:p>
        </text:list-item>
      </text:list>
      <text:h text:style-name="Heading_20_1" text:outline-level="1"><text:bookmark-start text:name="__RefHeading___Toc350660_127364881"/>Basic construction of a claim source<text:bookmark-end text:name="__RefHeading___Toc350660_127364881"/></text:h>
      <text:p text:style-name="P71"><text:span text:style-name="T39">The basic steps are</text:span></text:p>
      <text:list xml:id="list2548720274" text:style-name="L2">
        <text:list-item>
          <text:p text:style-name="P73">Create a <text:span text:style-name="T43">script to hold whatever you write. Everything goes in there. Of course, this being QDL and all, you can run everything </text:span></text:p>
        </text:list-item>
        <text:list-item>
          <text:p text:style-name="P72"><text:soft-page-break/><text:span text:style-name="T39">Create a configuration stem. You probably want to use the </text:span><text:span text:style-name="T32">new_template(type)</text:span><text:span text:style-name="T39"> function.</text:span></text:p>
        </text:list-item>
        <text:list-item>
          <text:p text:style-name="P70">Populate specific attributes you need. Each type below has the specifics</text:p>
        </text:list-item>
        <text:list-item>
          <text:p text:style-name="P70">Issue a <text:span text:style-name="T30">create_source</text:span> call. This will tidy up any missing essential information based on the type</text:p>
        </text:list-item>
        <text:list-item>
          <text:p text:style-name="P70">Either add it to the system claims, or invoke it with <text:span text:style-name="T30">get_claims(config., username)</text:span> and manage it yourself.</text:p>
        </text:list-item>
      </text:list>
      <text:h text:style-name="P3"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40">configuration: </text:span></text:p>
      <text:p text:style-name="P10"/>
      <text:p text:style-name="P14">&lt;modules&gt; <text:s/></text:p>
      <text:p text:style-name="P13"><text:s text:c="12"/>&lt;module type="java"</text:p>
      <text:p text:style-name="P13"><text:s text:c="20"/>import_on_start="true"&gt;</text:p>
      <text:p text:style-name="P13"><text:s text:c="16"/>&lt;class_name&gt;edu.uiuc.ncsa.myproxy.oa4mp.qdl.OA2QDLLoader&lt;/class_name&gt;</text:p>
      <text:p text:style-name="P13"><text:s text:c="12"/>&lt;/module&gt;</text:p>
      <text:p text:style-name="P13"><text:s text:c="12"/>&lt;module type="java"</text:p>
      <text:p text:style-name="P13"><text:s text:c="20"/>import_on_start="true"&gt;</text:p>
      <text:p text:style-name="P13"><text:s text:c="16"/>&lt;class_name&gt;edu.uiuc.ncsa.oa2.qdl.QDLToolsLoader&lt;/class_name&gt;</text:p>
      <text:p text:style-name="P13"><text:s text:c="12"/>&lt;/module&gt;</text:p>
      <text:p text:style-name="Preformatted_20_Text"><text:span text:style-name="T42">&lt;/modules&gt; </text:span><text:s/></text:p>
      <text:p text:style-name="P74"/>
      <text:p text:style-name="P74">What does this do <text:span text:style-name="T43">to the workspace</text:span>? <text:span text:style-name="T43">Once QDL is up, you'll see i</text:span>t added several test variables:</text:p>
      <text:p text:style-name="Preformatted_20_Text"><text:s text:c="3"/>)vars -<text:span text:style-name="T43">m</text:span></text:p>
      <text:p text:style-name="Preformatted_20_Text">jwt#test_audience. <text:s/>jwt#test_claims. <text:s/>jwt#test_scopes. <text:s/>jwt#test_xas.</text:p>
      <text:p text:style-name="Text_20_body"/>
      <text:p text:style-name="P74">These are samples for audience, claims, scopes and extended attributes. </text:p>
      <text:p text:style-name="P74">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5">(If you have other modules, they will show up here too.)</text:p>
      <text:p text:style-name="P77"><text:span text:style-name="T41">You can print out help for one of the modules e.g. as </text:span></text:p>
      <text:p text:style-name="Preformatted_20_Text"><text:span text:style-name="T41"><text:s text:c="3"/>)module </text:span><text:s/><text:span text:style-name="T41">claims -help</text:span></text:p>
      <text:p text:style-name="Preformatted_20_Text">// <text:span text:style-name="T41">tons of stuff</text:span></text:p>
      <text:p text:style-name="Text_20_body"/>
      <text:p text:style-name="P76"><text:span text:style-name="T43">And from the modules, there are a lot of functions. </text:span>To list all of the functions (<text:span text:style-name="T43">fully qualified by module, </text:span>limiting display with to 72 chars)</text:p>
      <text:p text:style-name="Preformatted_20_Text"><text:soft-page-break/><text:s text:c="5"/>)funcs -fq -m -w 72</text:p>
      <text:p text:style-name="Preformatted_20_Text">// <text:span text:style-name="T41">tons of stugg</text:span></text:p>
      <text:p text:style-name="P76"/>
      <text:p text:style-name="P76">Will spit out the lot of them, but here is the breakdown. </text:p>
      <text:p text:style-name="P76">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6"/>
      <text:p text:style-name="P76">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8"/>
      <text:p text:style-name="P18">You need (in order) <text:span text:style-name="T30">new_template, create_source, get_claims</text:span></text:p>
      <text:p text:style-name="Standard"/>
      <text:p text:style-name="P18">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6">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ext:soft-page-break/>tokens#rt_finish(1) <text:s text:c="4"/></text:p>
      <text:p text:style-name="Preformatted_20_Text">tokens#rt_init(1) <text:s text:c="6"/></text:p>
      <text:p text:style-name="P11">tokens#rt_refresh(1)</text:p>
      <text:p text:style-name="P12"/>
      <text:p text:style-name="Text_20_body"/>
      <text:p text:style-name="P1">Extremely useful tool</text:p>
      <text:p text:style-name="P78">Once you have everything debugged and in your script, you should use the <text:span text:style-name="T30">check_syntax(string)</text:span> function. The argument is a string! This will run it through the parser looking for syntax errors. So if you have a QDL script at <text:span text:style-name="T30">/home/me/qdl/scripts/my_script.qdl </text:span>then issue </text:p>
      <text:p text:style-name="P15">check_syntax(<text:span text:style-name="T44">file_read('/home/me/qdl/scripts/my_script.qdl')</text:span>)</text:p>
      <text:p text:style-name="Text_20_body"/>
      <text:p text:style-name="P78">and either it will return nothing (means everything is ok) or it will return the error string from the parser. <text:s/>Not quite lint but boy is it helpful at times.</text:p>
      <text:p text:style-name="P78">Next step: Open up the examples and have this document for cross-reference. There are many, many examples and comments.</text:p>
      <text:h text:style-name="Heading_20_1" text:outline-level="1"><text:bookmark-start text:name="__RefHeading___Toc350664_127364881"/><text:span text:style-name="T43">Reference for </text:span>Claim Source attributes<text:bookmark-end text:name="__RefHeading___Toc350664_127364881"/></text:h>
      <text:h text:style-name="P5" text:outline-level="2"><text:bookmark-start text:name="__RefHeading___Toc350666_127364881"/>General attributes for all claim source objects<text:bookmark-end text:name="__RefHeading___Toc350666_127364881"/></text:h>
      <text:p text:style-name="P63"/>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738537906544">
            <table:table-cell table:style-name="Table5.A1" office:value-type="string">
              <text:p text:style-name="P47">name</text:p>
            </table:table-cell>
            <table:table-cell table:style-name="Table5.A1" office:value-type="string">
              <text:p text:style-name="P51">type</text:p>
            </table:table-cell>
            <table:table-cell table:style-name="Table5.A1" office:value-type="string">
              <text:p text:style-name="P51"><text:span text:style-name="T5">r</text:span>eq?</text:p>
            </table:table-cell>
            <table:table-cell table:style-name="Table5.A1" office:value-type="string">
              <text:p text:style-name="P51">default</text:p>
            </table:table-cell>
            <table:table-cell table:style-name="Table5.E1" office:value-type="string">
              <text:p text:style-name="P51">Description</text:p>
            </table:table-cell>
          </table:table-row>
        </table:table-header-rows>
        <table:table-row table:style-name="TableLine94738544417936">
          <table:table-cell table:style-name="Table5.A2" office:value-type="string">
            <text:p text:style-name="P43">enabled</text:p>
          </table:table-cell>
          <table:table-cell table:style-name="Table5.A2" office:value-type="string">
            <text:p text:style-name="P43">B</text:p>
          </table:table-cell>
          <table:table-cell table:style-name="Table5.A2" office:value-type="string">
            <text:p text:style-name="P43">N</text:p>
          </table:table-cell>
          <table:table-cell table:style-name="Table5.A2" office:value-type="string">
            <text:p text:style-name="P43">T</text:p>
          </table:table-cell>
          <table:table-cell table:style-name="Table5.E2" office:value-type="string">
            <text:p text:style-name="P64">if this component is enabled. <text:span text:style-name="T37">Enabled means it will be processed,</text:span></text:p>
          </table:table-cell>
        </table:table-row>
        <table:table-row table:style-name="TableLine94738448261344">
          <table:table-cell table:style-name="Table5.A2" office:value-type="string">
            <text:p text:style-name="P43">fail_on_error</text:p>
          </table:table-cell>
          <table:table-cell table:style-name="Table5.A2" office:value-type="string">
            <text:p text:style-name="P43">B</text:p>
          </table:table-cell>
          <table:table-cell table:style-name="Table5.A2" office:value-type="string">
            <text:p text:style-name="P43">N</text:p>
          </table:table-cell>
          <table:table-cell table:style-name="Table5.A2" office:value-type="string">
            <text:p text:style-name="P43">F</text:p>
          </table:table-cell>
          <table:table-cell table:style-name="Table5.E2" office:value-type="string">
            <text:p text:style-name="P64"><text:span text:style-name="T35">i</text:span>n the case of some error (such as the underlying service is unavailable<text:span text:style-name="T35">)</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738541962640">
          <table:table-cell table:style-name="Table5.A2" office:value-type="string">
            <text:p text:style-name="P43">id</text:p>
          </table:table-cell>
          <table:table-cell table:style-name="Table5.A2" office:value-type="string">
            <text:p text:style-name="P43">S</text:p>
          </table:table-cell>
          <table:table-cell table:style-name="Table5.A2" office:value-type="string">
            <text:p text:style-name="P43">N</text:p>
          </table:table-cell>
          <table:table-cell table:style-name="Table5.A2" office:value-type="string">
            <text:p text:style-name="P44">-</text:p>
          </table:table-cell>
          <table:table-cell table:style-name="Table5.E2" office:value-type="string">
            <text:p text:style-name="P64">a unique identifier for this that may be referenced. </text:p>
          </table:table-cell>
        </table:table-row>
        <table:table-row table:style-name="TableLine94738517625696">
          <table:table-cell table:style-name="Table5.A2" office:value-type="string">
            <text:p text:style-name="P43">name</text:p>
          </table:table-cell>
          <table:table-cell table:style-name="Table5.A2" office:value-type="string">
            <text:p text:style-name="P43">S</text:p>
          </table:table-cell>
          <table:table-cell table:style-name="Table5.A2" office:value-type="string">
            <text:p text:style-name="P43">N</text:p>
          </table:table-cell>
          <table:table-cell table:style-name="Table5.A2" office:value-type="string">
            <text:p text:style-name="P44">-</text:p>
          </table:table-cell>
          <table:table-cell table:style-name="Table5.E2" office:value-type="string">
            <text:p text:style-name="P65">A name for this. This is not used by the system so it is mostly to help you.</text:p>
          </table:table-cell>
        </table:table-row>
        <table:table-row table:style-name="TableLine94738535391968">
          <table:table-cell table:style-name="Table5.A2" office:value-type="string">
            <text:p text:style-name="P43">notify_on_fail</text:p>
          </table:table-cell>
          <table:table-cell table:style-name="Table5.A2" office:value-type="string">
            <text:p text:style-name="P43">B</text:p>
          </table:table-cell>
          <table:table-cell table:style-name="Table5.A2" office:value-type="string">
            <text:p text:style-name="P43">N</text:p>
          </table:table-cell>
          <table:table-cell table:style-name="Table5.A2" office:value-type="string">
            <text:p text:style-name="P43">T</text:p>
          </table:table-cell>
          <table:table-cell table:style-name="Table5.E2" office:value-type="string">
            <text:p text:style-name="P64">If there is an error, notify the system administrators <text:span text:style-name="T35">via email</text:span>. </text:p>
          </table:table-cell>
        </table:table-row>
        <text:soft-page-break/>
        <table:table-row table:style-name="TableLine94738541962272">
          <table:table-cell table:style-name="Table5.A2" office:value-type="string">
            <text:p text:style-name="P43">type</text:p>
          </table:table-cell>
          <table:table-cell table:style-name="Table5.A2" office:value-type="string">
            <text:p text:style-name="P43">S</text:p>
          </table:table-cell>
          <table:table-cell table:style-name="Table5.A2" office:value-type="string">
            <text:p text:style-name="P43">Y</text:p>
          </table:table-cell>
          <table:table-cell table:style-name="Table5.A2" office:value-type="string">
            <text:p text:style-name="P44">-</text:p>
          </table:table-cell>
          <table:table-cell table:style-name="Table5.E2" office:value-type="string">
            <text:p text:style-name="P66"><text:span text:style-name="T10">This</text:span> is the type of the claim source. Note that this must be specified or the entire claim source is rejected as invalid. Each of the given sources lists its type below. </text:p>
          </table:table-cell>
        </table:table-row>
      </table:table>
      <text:p text:style-name="P16"><text:span text:style-name="T11"/></text:p>
      <text:p text:style-name="P16"><text:span text:style-name="T11">k</text:span><text:span text:style-name="T10">ey:</text:span></text:p>
      <text:p text:style-name="P16">B = Boolean</text:p>
      <text:p text:style-name="P17">N=Not required</text:p>
      <text:p text:style-name="P16">S = String</text:p>
      <text:p text:style-name="P17">Y = Required </text:p>
      <text:p text:style-name="P17"><text:s/></text:p>
      <text:p text:style-name="P16"><text:span text:style-name="T35">The function </text:span><text:span text:style-name="T31">create_source</text:span><text:span text:style-name="T35"> will examine the type of the configuration and assert defaults for all of these as indicated. <text:s/></text:span></text:p>
      <text:h text:style-name="P4" text:outline-level="2"><text:bookmark-start text:name="__RefHeading___Toc350668_127364881"/>Java Code<text:bookmark-end text:name="__RefHeading___Toc350668_127364881"/></text:h>
      <text:p text:style-name="P61"><text:span text:style-name="T34">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738486319104">
            <table:table-cell table:style-name="Table4.A1" office:value-type="string">
              <text:p text:style-name="P50">name</text:p>
            </table:table-cell>
            <table:table-cell table:style-name="Table4.A1" office:value-type="string">
              <text:p text:style-name="P50">type</text:p>
            </table:table-cell>
            <table:table-cell table:style-name="Table4.A1" office:value-type="string">
              <text:p text:style-name="P50">req?</text:p>
            </table:table-cell>
            <table:table-cell table:style-name="Table4.A1" office:value-type="string">
              <text:p text:style-name="P50">default</text:p>
            </table:table-cell>
            <table:table-cell table:style-name="Table4.A1" office:value-type="string">
              <text:p text:style-name="P50">description</text:p>
            </table:table-cell>
          </table:table-row>
        </table:table-header-rows>
        <table:table-row table:style-name="Table4.2">
          <table:table-cell table:style-name="Table4.A1" office:value-type="string">
            <text:p text:style-name="P39">java_class</text:p>
          </table:table-cell>
          <table:table-cell table:style-name="Table4.A1" office:value-type="string">
            <text:p text:style-name="P39">S</text:p>
          </table:table-cell>
          <table:table-cell table:style-name="Table4.A1" office:value-type="string">
            <text:p text:style-name="P39">Y</text:p>
          </table:table-cell>
          <table:table-cell table:style-name="Table4.A1" office:value-type="string">
            <text:p text:style-name="P24">--</text:p>
          </table:table-cell>
          <table:table-cell table:style-name="Table4.A1" office:value-type="string">
            <text:p text:style-name="P40">The full path to the java class</text:p>
          </table:table-cell>
        </table:table-row>
      </table:table>
      <text:p text:style-name="P61"/>
      <text:p text:style-name="P60">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19"><text:span text:style-name="T36"/></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738541214112">
            <table:table-cell table:style-name="Table1.A1" office:value-type="string">
              <text:p text:style-name="P46">name</text:p>
            </table:table-cell>
            <table:table-cell table:style-name="Table1.A1" office:value-type="string">
              <text:p text:style-name="P49">type</text:p>
            </table:table-cell>
            <table:table-cell table:style-name="Table1.A1" office:value-type="string">
              <text:p text:style-name="P49"><text:span text:style-name="T2">r</text:span>eq​?</text:p>
            </table:table-cell>
            <table:table-cell table:style-name="Table1.A1" office:value-type="string">
              <text:p text:style-name="P49">default</text:p>
            </table:table-cell>
            <table:table-cell table:style-name="Table1.E1" office:value-type="string">
              <text:p text:style-name="P49">description</text:p>
            </table:table-cell>
          </table:table-row>
        </table:table-header-rows>
        <table:table-row table:style-name="TableLine94738521607152">
          <table:table-cell table:style-name="Table1.A2" office:value-type="string">
            <text:p text:style-name="P41">prefix</text:p>
          </table:table-cell>
          <table:table-cell table:style-name="Table1.A2" office:value-type="string">
            <text:p text:style-name="P21">S</text:p>
          </table:table-cell>
          <table:table-cell table:style-name="Table1.A2" office:value-type="string">
            <text:p text:style-name="P21">Y</text:p>
          </table:table-cell>
          <table:table-cell table:style-name="Table1.A2" office:value-type="string">
            <text:p text:style-name="P41">OIDC_CLAIM_</text:p>
          </table:table-cell>
          <table:table-cell table:style-name="Table1.E2" office:value-type="string">
            <text:p text:style-name="P42">Filter prefix for all claims. Any header that starts with this prefix will be returned.</text:p>
          </table:table-cell>
        </table:table-row>
      </table:table>
      <text:p text:style-name="P16"/>
      <text:h text:style-name="Heading_20_2" text:outline-level="2"><text:bookmark-start text:name="__RefHeading___Toc350672_127364881"/>File System <text:bookmark-end text:name="__RefHeading___Toc350672_127364881"/></text:h>
      <text:p text:style-name="P53">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738511257344">
            <table:table-cell table:style-name="Table2.A1" office:value-type="string">
              <text:p text:style-name="P45">name</text:p>
            </table:table-cell>
            <table:table-cell table:style-name="Table2.A1" office:value-type="string">
              <text:p text:style-name="P48">type</text:p>
            </table:table-cell>
            <table:table-cell table:style-name="Table2.A1" office:value-type="string">
              <text:p text:style-name="P48"><text:span text:style-name="T2">r</text:span>eq​?</text:p>
            </table:table-cell>
            <table:table-cell table:style-name="Table2.A1" office:value-type="string">
              <text:p text:style-name="P48">default</text:p>
            </table:table-cell>
            <table:table-cell table:style-name="Table2.E1" office:value-type="string">
              <text:p text:style-name="P48">description</text:p>
            </table:table-cell>
          </table:table-row>
        </table:table-header-rows>
        <table:table-row table:style-name="TableLine94738544539648">
          <table:table-cell table:style-name="Table2.A2" office:value-type="string">
            <text:p text:style-name="P20">file_path</text:p>
          </table:table-cell>
          <table:table-cell table:style-name="Table2.A2" office:value-type="string">
            <text:p text:style-name="P20">S</text:p>
          </table:table-cell>
          <table:table-cell table:style-name="Table2.A2" office:value-type="string">
            <text:p text:style-name="P20">Y</text:p>
          </table:table-cell>
          <table:table-cell table:style-name="Table2.A2" office:value-type="string">
            <text:p text:style-name="P23">--</text:p>
          </table:table-cell>
          <table:table-cell table:style-name="Table2.E2" office:value-type="string">
            <text:p text:style-name="P22">This is the local <text:span text:style-name="T3">absolute </text:span>path on the server to a file containing attributes about a user. The file must be accessible to the system at runtime.</text:p>
          </table:table-cell>
        </table:table-row>
        <table:table-row table:style-name="TableLine94738529672944">
          <table:table-cell table:style-name="Table2.A2" office:value-type="string">
            <text:p text:style-name="P25">claim_key</text:p>
          </table:table-cell>
          <table:table-cell table:style-name="Table2.A2" office:value-type="string">
            <text:p text:style-name="P20">S</text:p>
          </table:table-cell>
          <table:table-cell table:style-name="Table2.A2" office:value-type="string">
            <text:p text:style-name="P25">N</text:p>
          </table:table-cell>
          <table:table-cell table:style-name="Table2.A2" office:value-type="string">
            <text:p text:style-name="P25">sub</text:p>
          </table:table-cell>
          <table:table-cell table:style-name="Table2.E2" office:value-type="string">
            <text:p text:style-name="P26">The name of the claim that will be used for fetching information. This defaults to the sub claim – the name the user used when authenticating. </text:p>
          </table:table-cell>
        </table:table-row>
        <text:soft-page-break/>
        <table:table-row table:style-name="TableLine94738539635488">
          <table:table-cell table:style-name="Table2.A2" office:value-type="string">
            <text:p text:style-name="P27">use_<text:span text:style-name="T4">d</text:span>efault</text:p>
          </table:table-cell>
          <table:table-cell table:style-name="Table2.A2" office:value-type="string">
            <text:p text:style-name="P27">B</text:p>
          </table:table-cell>
          <table:table-cell table:style-name="Table2.A2" office:value-type="string">
            <text:p text:style-name="P27">N</text:p>
          </table:table-cell>
          <table:table-cell table:style-name="Table2.A2" office:value-type="string">
            <text:p text:style-name="P25">--</text:p>
          </table:table-cell>
          <table:table-cell table:style-name="Table2.E2" office:value-type="string">
            <text:p text:style-name="P28">If a user is not found, return a default set of claims</text:p>
          </table:table-cell>
        </table:table-row>
        <table:table-row table:style-name="TableLine94738379425440">
          <table:table-cell table:style-name="Table2.A2" office:value-type="string">
            <text:p text:style-name="P27">default_<text:span text:style-name="T4">c</text:span>laim</text:p>
          </table:table-cell>
          <table:table-cell table:style-name="Table2.A2" office:value-type="string">
            <text:p text:style-name="P27">S</text:p>
          </table:table-cell>
          <table:table-cell table:style-name="Table2.A2" office:value-type="string">
            <text:p text:style-name="P27">N</text:p>
          </table:table-cell>
          <table:table-cell table:style-name="Table2.A2" office:value-type="string">
            <text:p text:style-name="P27">--</text:p>
          </table:table-cell>
          <table:table-cell table:style-name="Table2.E2" office:value-type="string">
            <text:p text:style-name="P28">The name for the default set of claims</text:p>
          </table:table-cell>
        </table:table-row>
      </table:table>
      <text:p text:style-name="P53"/>
      <text:h text:style-name="P7" text:outline-level="3"><text:bookmark-start text:name="__RefHeading___Toc350674_127364881"/>Claim file format<text:bookmark-end text:name="__RefHeading___Toc350674_127364881"/></text:h>
      <text:p text:style-name="P52">The file is a simple JSON object of the form</text:p>
      <text:p text:style-name="P9">{</text:p>
      <text:p text:style-name="P9"><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9"><text:s text:c="2"/>“username1":{…<text:span text:style-name="T5">}</text:span></text:p>
      <text:p text:style-name="P8">}</text:p>
      <text:p text:style-name="P53"/>
      <text:p text:style-name="P52">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h text:style-name="Heading_20_2" text:outline-level="2"><text:bookmark-start text:name="__RefHeading___Toc350676_127364881"/>NCSA <text:bookmark-end text:name="__RefHeading___Toc350676_127364881"/></text:h>
      <text:p text:style-name="P54"><text:span text:style-name="T7">T</text:span>ype = 'ncsa'</text:p>
      <text:p text:style-name="P55"><text:span text:style-name="T7">You really do not need to so more than create one of these from the template. </text:span></text:p>
      <text:h text:style-name="Heading_20_2" text:outline-level="2"><text:bookmark-start text:name="__RefHeading___Toc350678_127364881"/>LDAP <text:bookmark-end text:name="__RefHeading___Toc350678_127364881"/></text:h>
      <text:p text:style-name="P59">This is probably the most complex and flexible of them. This is also why the <text:span text:style-name="T30">create_source</text:span> function exists: You can set just a few of the attributes you need, and that will fill in all the other default values for you.</text:p>
      <text:p text:style-name="P57">Type = 'ldap'</text:p>
      <table:table table:name="Table3" table:style-name="Table3">
        <table:table-column table:style-name="Table3.A"/>
        <table:table-column table:style-name="Table3.B"/>
        <table:table-column table:style-name="Table3.C"/>
        <table:table-row table:style-name="TableLine94738432688048">
          <table:table-cell table:style-name="Table3.A1" office:value-type="string">
            <text:p text:style-name="P29">Name</text:p>
          </table:table-cell>
          <table:table-cell table:style-name="Table3.A1" office:value-type="string">
            <text:p text:style-name="P29"><text:span text:style-name="T2">r</text:span>eq?</text:p>
          </table:table-cell>
          <table:table-cell table:style-name="Table3.C1" office:value-type="string">
            <text:p text:style-name="P29">Description</text:p>
          </table:table-cell>
        </table:table-row>
        <table:table-row table:style-name="TableLine94738514181632">
          <table:table-cell table:style-name="Table3.A2" office:value-type="string">
            <text:p text:style-name="P56">auth_type</text:p>
          </table:table-cell>
          <table:table-cell table:style-name="Table3.A2" office:value-type="string">
            <text:p text:style-name="P30">Y</text:p>
          </table:table-cell>
          <table:table-cell table:style-name="Table3.C2" office:value-type="string">
            <text:p text:style-name="P31">The <text:span text:style-name="T8">authorization</text:span> type. Values are <text:span text:style-name="T9">none</text:span><text:span text:style-name="T10">, </text:span><text:span text:style-name="T9">simple</text:span><text:span text:style-name="T12"> </text:span><text:span text:style-name="T18"><text:s/>or </text:span><text:span text:style-name="T19">strong</text:span></text:p>
          </table:table-cell>
        </table:table-row>
        <table:table-row table:style-name="TableLine94738541891008">
          <table:table-cell table:style-name="Table3.A2" office:value-type="string">
            <text:p text:style-name="P56">address</text:p>
          </table:table-cell>
          <table:table-cell table:style-name="Table3.A2" office:value-type="string">
            <text:p text:style-name="P30">Y</text:p>
          </table:table-cell>
          <table:table-cell table:style-name="Table3.C2" office:value-type="string">
            <text:p text:style-name="P31">The address of the server</text:p>
          </table:table-cell>
        </table:table-row>
        <table:table-row table:style-name="TableLine94738529934608">
          <table:table-cell table:style-name="Table3.A2" office:value-type="string">
            <text:p text:style-name="P56">port</text:p>
          </table:table-cell>
          <table:table-cell table:style-name="Table3.A2" office:value-type="string">
            <text:p text:style-name="P30">N</text:p>
          </table:table-cell>
          <table:table-cell table:style-name="Table3.C2" office:value-type="string">
            <text:p text:style-name="P31">The port. Default is 636</text:p>
          </table:table-cell>
        </table:table-row>
        <table:table-row table:style-name="TableLine94738477831280">
          <table:table-cell table:style-name="Table3.A2" office:value-type="string">
            <text:p text:style-name="P56">claim_name</text:p>
          </table:table-cell>
          <table:table-cell table:style-name="Table3.A2" office:value-type="string">
            <text:p text:style-name="P32">N</text:p>
          </table:table-cell>
          <table:table-cell table:style-name="Table3.C2" office:value-type="string">
            <text:p text:style-name="P33">The value of the claim to pass in the search. Default is the <text:span text:style-name="T14">username</text:span><text:span text:style-name="T20"> claim, </text:span><text:span text:style-name="T13">i.e.</text:span><text:span text:style-name="T20">, the name the user used to log in.</text:span> </text:p>
          </table:table-cell>
        </table:table-row>
        <table:table-row table:style-name="TableLine94738490483840">
          <table:table-cell table:style-name="Table3.A2" office:value-type="string">
            <text:p text:style-name="P56">search_base</text:p>
          </table:table-cell>
          <table:table-cell table:style-name="Table3.A2" office:value-type="string">
            <text:p text:style-name="P32">Y</text:p>
          </table:table-cell>
          <table:table-cell table:style-name="Table3.C2" office:value-type="string">
            <text:p text:style-name="P35">The path in LDAP where to start this search. </text:p>
          </table:table-cell>
        </table:table-row>
        <table:table-row table:style-name="TableLine94738539691536">
          <table:table-cell table:style-name="Table3.A2" office:value-type="string">
            <text:p text:style-name="P56"><text:span text:style-name="T25">ldap</text:span>_name</text:p>
          </table:table-cell>
          <table:table-cell table:style-name="Table3.A2" office:value-type="string">
            <text:p text:style-name="P36">N</text:p>
          </table:table-cell>
          <table:table-cell table:style-name="Table3.C2" office:value-type="string">
            <text:p text:style-name="P37">The name of the attribute in LDAP to search on. <text:span text:style-name="T26">This defaults to </text:span><text:span text:style-name="T15">uid</text:span><text:span text:style-name="T21">.</text:span></text:p>
          </table:table-cell>
        </table:table-row>
        <text:soft-page-break/>
        <table:table-row table:style-name="TableLine94738542817888">
          <table:table-cell table:style-name="Table3.A2" office:value-type="string">
            <text:p text:style-name="P56">password</text:p>
          </table:table-cell>
          <table:table-cell table:style-name="Table3.A2" office:value-type="string">
            <text:p text:style-name="P30">?</text:p>
          </table:table-cell>
          <table:table-cell table:style-name="Table3.C2" office:value-type="string">
            <text:p text:style-name="P33">Only if the authorization type is simple</text:p>
          </table:table-cell>
        </table:table-row>
        <table:table-row table:style-name="TableLine94738485257120">
          <table:table-cell table:style-name="Table3.A2" office:value-type="string">
            <text:p text:style-name="P56">username</text:p>
          </table:table-cell>
          <table:table-cell table:style-name="Table3.A2" office:value-type="string">
            <text:p text:style-name="P30">?</text:p>
          </table:table-cell>
          <table:table-cell table:style-name="Table3.C2" office:value-type="string">
            <text:p text:style-name="P33">Only if the authorization type is simple.</text:p>
          </table:table-cell>
        </table:table-row>
        <table:table-row table:style-name="TableLine94738539615232">
          <table:table-cell table:style-name="Table3.A2" office:value-type="string">
            <text:p text:style-name="P56">search_attributes.</text:p>
          </table:table-cell>
          <table:table-cell table:style-name="Table3.A2" office:value-type="string">
            <text:p text:style-name="P32">N</text:p>
          </table:table-cell>
          <table:table-cell table:style-name="Table3.C2" office:value-type="string">
            <text:p text:style-name="P31">The names in LDAP of the attributes to return. <text:span text:style-name="T8">Omitting returns </text:span><text:span text:style-name="T16">all</text:span><text:span text:style-name="T22"> LDAP attributes!</text:span></text:p>
          </table:table-cell>
        </table:table-row>
        <table:table-row table:style-name="TableLine94738518665392">
          <table:table-cell table:style-name="Table3.A2" office:value-type="string">
            <text:p text:style-name="P56">group_names.</text:p>
          </table:table-cell>
          <table:table-cell table:style-name="Table3.A2" office:value-type="string">
            <text:p text:style-name="P32">N</text:p>
          </table:table-cell>
          <table:table-cell table:style-name="Table3.C2" office:value-type="string">
            <text:p text:style-name="P31">The names of attributes in LDAP that represent groups</text:p>
          </table:table-cell>
        </table:table-row>
        <table:table-row table:style-name="TableLine94738432824448">
          <table:table-cell table:style-name="Table3.A2" office:value-type="string">
            <text:p text:style-name="P56">rename.</text:p>
          </table:table-cell>
          <table:table-cell table:style-name="Table3.A2" office:value-type="string">
            <text:p text:style-name="P32">N</text:p>
          </table:table-cell>
          <table:table-cell table:style-name="Table3.C2" office:value-type="string">
            <text:p text:style-name="P31">Rename the LDAP attributes as claims</text:p>
          </table:table-cell>
        </table:table-row>
        <table:table-row table:style-name="TableLine94738533860128">
          <table:table-cell table:style-name="Table3.A2" office:value-type="string">
            <text:p text:style-name="P56">list.</text:p>
          </table:table-cell>
          <table:table-cell table:style-name="Table3.A2" office:value-type="string">
            <text:p text:style-name="P32">N</text:p>
          </table:table-cell>
          <table:table-cell table:style-name="Table3.C2" office:value-type="string">
            <text:p text:style-name="P31">The names of attributes in LDAP that should be treated as lists (so multi-valued)</text:p>
          </table:table-cell>
        </table:table-row>
        <table:table-row table:style-name="TableLine94738534413824">
          <table:table-cell table:style-name="Table3.A2" office:value-type="string">
            <text:p text:style-name="P56">context</text:p>
          </table:table-cell>
          <table:table-cell table:style-name="Table3.A2" office:value-type="string">
            <text:p text:style-name="P34">N</text:p>
          </table:table-cell>
          <table:table-cell table:style-name="Table3.C2" office:value-type="string">
            <text:p text:style-name="P38">the name of the LDAP context or object to search. Very necessary when you need it, <text:span text:style-name="T27">but can be ignored most of the time.</text:span></text:p>
          </table:table-cell>
        </table:table-row>
      </table:table>
      <text:p text:style-name="P58"/>
      <text:p text:style-name="P55"><text:span text:style-name="T7">address</text:span><text:span text:style-name="T33"> is a </text:span><text:span text:style-name="T7">comma separated</text:span><text:span text:style-name="T33"> list of addresses. These will be tried consecutively until one of them works or all of them fail. This allows for fail over servers to be specified and treated as a uni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1-07-09T10:56:37.644615640</dc:date>
    <meta:editing-duration>PT2H3M10S</meta:editing-duration>
    <meta:editing-cycles>8</meta:editing-cycles>
    <meta:generator>LibreOffice/6.4.7.2$Linux_X86_64 LibreOffice_project/40$Build-2</meta:generator>
    <meta:document-statistic meta:table-count="5" meta:image-count="0" meta:object-count="0" meta:page-count="7" meta:paragraph-count="253" meta:word-count="1484" meta:character-count="9284" meta:non-whitespace-character-count="7763"/>
  </office:meta>
</office:document-meta>
</file>